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4" style:family="paragraph" style:parent-style-name="Preformatted_20_Text">
      <style:paragraph-properties fo:margin-top="0in" fo:margin-bottom="0.1965in" style:contextual-spacing="false" fo:padding="0in" fo:border="none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Text_20_body">
      <style:paragraph-properties fo:margin-top="0in" fo:margin-bottom="0.0799in" style:contextual-spacing="false"/>
      <style:text-properties style:font-name="Liberation Mono"/>
    </style:style>
    <style:style style:name="P7" style:family="paragraph" style:parent-style-name="Text_20_body">
      <style:paragraph-properties fo:margin-top="0in" fo:margin-bottom="0.0799in" style:contextual-spacing="false"/>
      <style:text-properties style:font-name="Liberation Mono" fo:font-weight="bold" style:font-weight-asian="bold" style:font-weight-complex="bold"/>
    </style:style>
    <style:style style:name="P8" style:family="paragraph" style:parent-style-name="Text_20_body">
      <style:text-properties style:font-name="Liberation Mono" officeooo:paragraph-rsid="000c37ee"/>
    </style:style>
    <style:style style:name="P9" style:family="paragraph" style:parent-style-name="Text_20_body">
      <style:text-properties style:font-name="Liberation Mono" officeooo:paragraph-rsid="000c63ba"/>
    </style:style>
    <style:style style:name="P10" style:family="paragraph" style:parent-style-name="Heading_20_1">
      <style:paragraph-properties fo:break-before="page"/>
      <style:text-properties officeooo:paragraph-rsid="000c37ee"/>
    </style:style>
    <style:style style:name="P11" style:family="paragraph" style:parent-style-name="Heading_20_1">
      <style:paragraph-properties fo:break-before="page"/>
      <style:text-properties officeooo:paragraph-rsid="000c63ba"/>
    </style:style>
    <style:style style:name="P12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3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4" style:family="paragraph" style:parent-style-name="Text_20_body">
      <style:paragraph-properties fo:margin-top="0in" fo:margin-bottom="0.0799in" style:contextual-spacing="false"/>
      <style:text-properties style:font-name="Liberation Mono"/>
    </style:style>
    <style:style style:name="P15" style:family="paragraph" style:parent-style-name="Text_20_body">
      <style:text-properties style:font-name="Liberation Mono" officeooo:paragraph-rsid="000c37ee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style:text-position="super 58%" loext:padding="0in" loext:border="none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938. Separate Black and White Balls</text:h>
      <text:p text:style-name="P2">There are <text:span text:style-name="Source_20_Text"><text:span text:style-name="T1">n</text:span></text:span> balls on a table, each ball has a color black or white.</text:p>
      <text:p text:style-name="P2">You are given a <text:span text:style-name="Strong_20_Emphasis"><text:span text:style-name="T2">0-indexed</text:span></text:span> binary string <text:span text:style-name="Source_20_Text"><text:span text:style-name="T1">s</text:span></text:span> of length <text:span text:style-name="Source_20_Text"><text:span text:style-name="T1">n</text:span></text:span>, where <text:span text:style-name="Source_20_Text"><text:span text:style-name="T1">1</text:span></text:span> and <text:span text:style-name="Source_20_Text"><text:span text:style-name="T1">0</text:span></text:span> represent black and white balls, respectively.</text:p>
      <text:p text:style-name="P2">In each step, you can choose two adjacent balls and swap them.</text:p>
      <text:p text:style-name="P2">Return <text:span text:style-name="Emphasis"><text:span text:style-name="T2">the </text:span></text:span><text:span text:style-name="Emphasis"><text:span text:style-name="Strong_20_Emphasis"><text:span text:style-name="T2">minimum</text:span></text:span></text:span><text:span text:style-name="Emphasis"><text:span text:style-name="T2"> number of steps to group all the black balls to the right and all the white balls to the left</text:span></text:span>.</text:p>
      <text:p text:style-name="P2"> </text:p>
      <text:p text:style-name="P2"><text:span text:style-name="Strong_20_Emphasis"><text:span text:style-name="T2">Example 1:</text:span></text:span></text:p>
      <text:p text:style-name="P1"><text:span text:style-name="Strong_20_Emphasis"><text:span text:style-name="T2">Input:</text:span></text:span> s = "101"</text:p>
      <text:p text:style-name="P1"><text:span text:style-name="Strong_20_Emphasis"><text:span text:style-name="T2">Output:</text:span></text:span> 1</text:p>
      <text:p text:style-name="P1"><text:span text:style-name="Strong_20_Emphasis"><text:span text:style-name="T2">Explanation:</text:span></text:span> We can group all the black balls to the right in the following way:</text:p>
      <text:p text:style-name="P5">- Swap s[0] and s[1], s = "011".</text:p>
      <text:p text:style-name="P4">Initially, 1s are not grouped together, requiring at least 1 step to group them to the right.</text:p>
      <text:p text:style-name="P2"><text:span text:style-name="Strong_20_Emphasis"><text:span text:style-name="T2">Example 2:</text:span></text:span></text:p>
      <text:p text:style-name="P1"><text:span text:style-name="Strong_20_Emphasis"><text:span text:style-name="T2">Input:</text:span></text:span> s = "100"</text:p>
      <text:p text:style-name="P1"><text:span text:style-name="Strong_20_Emphasis"><text:span text:style-name="T2">Output:</text:span></text:span> 2</text:p>
      <text:p text:style-name="P1"><text:span text:style-name="Strong_20_Emphasis"><text:span text:style-name="T2">Explanation:</text:span></text:span> We can group all the black balls to the right in the following way:</text:p>
      <text:p text:style-name="P5">- Swap s[0] and s[1], s = "010".</text:p>
      <text:p text:style-name="P5">- Swap s[1] and s[2], s = "001".</text:p>
      <text:p text:style-name="P4">It can be proven that the minimum number of steps needed is 2.</text:p>
      <text:p text:style-name="P2"><text:span text:style-name="Strong_20_Emphasis"><text:span text:style-name="T2">Example 3:</text:span></text:span></text:p>
      <text:p text:style-name="P1"><text:span text:style-name="Strong_20_Emphasis"><text:span text:style-name="T2">Input:</text:span></text:span> s = "0111"</text:p>
      <text:p text:style-name="P1"><text:span text:style-name="Strong_20_Emphasis"><text:span text:style-name="T2">Output:</text:span></text:span> 0</text:p>
      <text:p text:style-name="P3"><text:span text:style-name="Strong_20_Emphasis"><text:span text:style-name="T2">Explanation:</text:span></text:span> All the black balls are already grouped to the right.</text:p>
      <text:p text:style-name="P2"> </text:p>
      <text:p text:style-name="P2"><text:span text:style-name="Strong_20_Emphasis"><text:span text:style-name="T2">Constraints:</text:span></text:span></text:p>
      <text:list text:style-name="L1">
        <text:list-item>
          <text:p text:style-name="P12"><text:span text:style-name="Source_20_Text"><text:span text:style-name="T1">1 &lt;= n == s.length &lt;= 10</text:span></text:span><text:span text:style-name="Source_20_Text"><text:span text:style-name="T3">5</text:span></text:span></text:p>
        </text:list-item>
        <text:list-item>
          <text:p text:style-name="P13"><text:span text:style-name="Source_20_Text"><text:span text:style-name="T1">s[i]</text:span></text:span> is either <text:span text:style-name="Source_20_Text"><text:span text:style-name="T1">'0'</text:span></text:span> or <text:span text:style-name="Source_20_Text"><text:span text:style-name="T1">'1'</text:span></text:span>.</text:p>
        </text:list-item>
      </text:list>
      <text:h text:style-name="P10" text:outline-level="1">2938. Separate Black and White Balls</text:h>
      <text:p text:style-name="P6">/*</text:p>
      <text:p text:style-name="P7"><text:s text:c="4"/>Straight forward simulation: Bubble sort</text:p>
      <text:p text:style-name="P6"><text:s text:c="4"/>Time complexity: O(n^2)</text:p>
      <text:p text:style-name="P6"><text:s text:c="4"/>Space complexity: O(n)</text:p>
      <text:p text:style-name="P6">*/</text:p>
      <text:p text:style-name="P6">class Solution {</text:p>
      <text:p text:style-name="P6"><text:s text:c="4"/>public:</text:p>
      <text:p text:style-name="P6"><text:s text:c="8"/>long long minimumSteps(string&amp; s) {</text:p>
      <text:p text:style-name="P6"><text:s text:c="12"/>int n=s.size();</text:p>
      <text:p text:style-name="P6"><text:s text:c="12"/>bool is_swapped=true;</text:p>
      <text:p text:style-name="P6"><text:s text:c="12"/>long long ans=0;</text:p>
      <text:p text:style-name="P6"><text:s text:c="12"/>while(n&gt;1 &amp;&amp; is_swapped){</text:p>
      <text:p text:style-name="P6"><text:s text:c="20"/>is_swapped=false;</text:p>
      <text:p text:style-name="P6"><text:s text:c="20"/>for(int i=0;i&lt;n-1;++i){</text:p>
      <text:p text:style-name="P6"><text:s text:c="24"/>if(s[i]=='1' &amp;&amp; s[i+1]=='0'){</text:p>
      <text:p text:style-name="P6"><text:s text:c="28"/>std::swap(s[i],s[i+1]);</text:p>
      <text:p text:style-name="P6"><text:s text:c="28"/>ans++;</text:p>
      <text:p text:style-name="P6"><text:s text:c="28"/>is_swapped=true;</text:p>
      <text:p text:style-name="P6"><text:s text:c="24"/>}</text:p>
      <text:p text:style-name="P6"><text:s text:c="20"/>}</text:p>
      <text:p text:style-name="P6"><text:s text:c="20"/>n--;</text:p>
      <text:p text:style-name="P6"><text:s text:c="12"/>}</text:p>
      <text:p text:style-name="P6"><text:s text:c="12"/>return ans;</text:p>
      <text:p text:style-name="P6"><text:s text:c="8"/>}</text:p>
      <text:p text:style-name="P6">};</text:p>
      <text:h text:style-name="P11" text:outline-level="1">2938. Separate Black and White Balls</text:h>
      <text:p text:style-name="P9">/*</text:p>
      <text:p text:style-name="P9"><text:s text:c="4"/><text:span text:style-name="T4">Quick sort (Partitioning principle needs two pointers )</text:span></text:p>
      <text:p text:style-name="P9"><text:s text:c="4"/>Time complexity: O(n)</text:p>
      <text:p text:style-name="P9"><text:s text:c="4"/>Space complexity: O(n)</text:p>
      <text:p text:style-name="P9">*/</text:p>
      <text:p text:style-name="P9">class Solution {</text:p>
      <text:p text:style-name="P9"><text:s text:c="4"/>public:</text:p>
      <text:p text:style-name="P9"><text:s text:c="8"/>long long minimumSteps(string&amp; s){</text:p>
      <text:p text:style-name="P9"><text:s text:c="12"/>int n=s.size();</text:p>
      <text:p text:style-name="P9"><text:s text:c="12"/>long long ans=0;</text:p>
      <text:p text:style-name="P9"><text:s text:c="11"/></text:p>
      <text:p text:style-name="P9"><text:s text:c="12"/>int l=0,r=n-1;</text:p>
      <text:p text:style-name="P9"><text:s text:c="12"/>while(l&lt;r){</text:p>
      <text:p text:style-name="P9"><text:s text:c="16"/>while(l&lt;n &amp;&amp; s[l]=='0') l++;</text:p>
      <text:p text:style-name="P9"><text:s text:c="16"/>while(r&gt;=0 &amp;&amp; s[r]=='1') r--;</text:p>
      <text:p text:style-name="P9"><text:s text:c="16"/>if(l&lt;r){</text:p>
      <text:p text:style-name="P9"><text:s text:c="20"/>ans+=(r-l);</text:p>
      <text:p text:style-name="P9"><text:s text:c="20"/>std::swap(s[l],s[r]);</text:p>
      <text:p text:style-name="P9"><text:s text:c="16"/>}</text:p>
      <text:p text:style-name="P9"><text:s text:c="12"/>}</text:p>
      <text:p text:style-name="P9"><text:s text:c="12"/>return ans;</text:p>
      <text:p text:style-name="P9"><text:s text:c="8"/>}</text:p>
      <text:p text:style-name="P9">};</text:p>
      <text:h text:style-name="P10" text:outline-level="1">2938. Separate Black and White Balls</text:h>
      <text:p text:style-name="P8">/*</text:p>
      <text:p text:style-name="P8"><text:s text:c="3"/><text:span text:style-name="T4"><text:s/>Two pointers (space optimization)</text:span></text:p>
      <text:p text:style-name="P8"><text:s text:c="4"/>Time complexity: O(n)</text:p>
      <text:p text:style-name="P8"><text:s text:c="4"/>Space complexity: O(1)</text:p>
      <text:p text:style-name="P8">*/</text:p>
      <text:p text:style-name="P8">class Solution {</text:p>
      <text:p text:style-name="P8"><text:s text:c="4"/>public:</text:p>
      <text:p text:style-name="P8"><text:s text:c="8"/>long long minimumSteps(string&amp; s){</text:p>
      <text:p text:style-name="P8"><text:s text:c="12"/>int n=s.size();</text:p>
      <text:p text:style-name="P8"><text:s text:c="12"/>long long ans=0;</text:p>
      <text:p text:style-name="P8"><text:s text:c="12"/>int l=0,r=n-1;</text:p>
      <text:p text:style-name="P8"><text:s text:c="12"/>while (l&lt;r){</text:p>
      <text:p text:style-name="P8"><text:s text:c="16"/>while(r&gt;=0 &amp;&amp; s[r]=='1') r--;</text:p>
      <text:p text:style-name="P8"><text:s text:c="16"/>if(s[l]=='1'){</text:p>
      <text:p text:style-name="P8"><text:s text:c="20"/>if(l&lt;r) ans+=(r-l);</text:p>
      <text:p text:style-name="P8"><text:s text:c="20"/>r--;</text:p>
      <text:p text:style-name="P8"><text:s text:c="16"/>}</text:p>
      <text:p text:style-name="P8"><text:s text:c="16"/>l++;</text:p>
      <text:p text:style-name="P8"><text:s text:c="12"/>}</text:p>
      <text:p text:style-name="P8"><text:s text:c="12"/>return ans;</text:p>
      <text:p text:style-name="P8"><text:s text:c="8"/>}</text:p>
      <text:p text:style-name="P8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7:37:17.027852477</meta:creation-date>
    <dc:date>2024-10-15T20:00:12.515942755</dc:date>
    <meta:editing-duration>PT2H8M30S</meta:editing-duration>
    <meta:editing-cycles>5</meta:editing-cycles>
    <meta:generator>LibreOffice/24.2.6.2$Linux_X86_64 LibreOffice_project/420$Build-2</meta:generator>
    <meta:document-statistic meta:table-count="0" meta:image-count="0" meta:object-count="0" meta:page-count="4" meta:paragraph-count="101" meta:word-count="377" meta:character-count="2865" meta:non-whitespace-character-count="1846"/>
  </office:meta>
</office:document-meta>
</file>